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103" officeooo:paragraph-rsid="000c01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an experienced software engineer with a recently completed master's program in computer science from Germany. My objective is to seek a challenging position in Research and Development in the field of Computer Networking / Telecom. I believe that with an experience of over 3 yrs prior to masters degree from telecom domain and focusing on parallel and distributed systems in masters degree makes me a suitable candidate for your posi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08:42:38.595057522</meta:creation-date>
    <dc:date>2016-12-13T08:43:05.857319289</dc:date>
    <meta:editing-duration>P0D</meta:editing-duration>
    <meta:editing-cycles>1</meta:editing-cycles>
    <meta:document-statistic meta:table-count="0" meta:image-count="0" meta:object-count="0" meta:page-count="1" meta:paragraph-count="1" meta:word-count="72" meta:character-count="444" meta:non-whitespace-character-count="373"/>
    <meta:generator>LibreOffice/4.2.8.2$Linux_X86_64 LibreOffice_project/420m0$Build-2</meta:generator>
  </office:meta>
</office:document-meta>
</file>